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77f" officeooo:paragraph-rsid="0006777f"/>
    </style:style>
    <style:style style:name="P2" style:family="paragraph" style:parent-style-name="Standard">
      <style:text-properties officeooo:rsid="00067e2d" officeooo:paragraph-rsid="00067e2d"/>
    </style:style>
    <style:style style:name="P3" style:family="paragraph" style:parent-style-name="Standard">
      <style:text-properties officeooo:rsid="00085121" officeooo:paragraph-rsid="00085121"/>
    </style:style>
    <style:style style:name="P4" style:family="paragraph" style:parent-style-name="Standard">
      <style:text-properties officeooo:rsid="000b5ae9" officeooo:paragraph-rsid="000b5ae9"/>
    </style:style>
    <style:style style:name="T1" style:family="text">
      <style:text-properties officeooo:rsid="0009b6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a xlink:type="simple" xlink:href="https://rocketjones.com/" text:style-name="Internet_20_link" text:visited-style-name="Visited_20_Internet_20_Link">https://rocketjones.com/</text:a></text:p>
      <text:p text:style-name="P2">2. <text:a xlink:type="simple" xlink:href="https://ocreative.com/" text:style-name="Internet_20_link" text:visited-style-name="Visited_20_Internet_20_Link">https://ocreative.com/</text:a></text:p>
      <text:p text:style-name="P3">3. <text:a xlink:type="simple" xlink:href="https://codecanyon.net/" text:style-name="Internet_20_link" text:visited-style-name="Visited_20_Internet_20_Link">https://codecanyon.net/</text:a></text:p>
      <text:p text:style-name="P3"><text:span text:style-name="T1">4. </text:span><text:a xlink:type="simple" xlink:href="https://preview.colorlib.com/" text:style-name="Internet_20_link" text:visited-style-name="Visited_20_Internet_20_Link">https://preview.colorlib.com/</text:a></text:p>
      <text:p text:style-name="P4">5. <text:a xlink:type="simple" xlink:href="https://preview.colorlib.com/#buri" text:style-name="Internet_20_link" text:visited-style-name="Visited_20_Internet_20_Link">https://preview.colorlib.com/#buri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08:50:43.628560660</meta:creation-date>
    <dc:date>2022-08-24T09:00:05.483095624</dc:date>
    <meta:editing-duration>PT9M21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1" meta:paragraph-count="5" meta:word-count="10" meta:character-count="148" meta:non-whitespace-character-count="142"/>
  </office:meta>
</office:document-meta>
</file>